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56"/>
    <style:style style:name="ce21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11111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.297cm" svg:y="4.566cm">
            <draw:object draw:notify-on-update-of-ranges="Feuille1.A2:Feuille1.A79 Feuille1.A1:Feuille1.A1 Feuille1.C1:Feuille1.C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Produit intérieur brut (PIB)</text:p>
            <text:p><text:span text:style-name="T1">En milliards d’euros 2020</text:span></text:p>
          </table:table-cell>
          <table:table-cell table:style-name="ce9" office:value-type="string" calcext:value-type="string">
            <text:p>Taux de croissance</text:p>
            <text:p><text:span text:style-name="T2"> (en %)</text:span></text:p>
          </table:table-cell>
          <table:table-cell/>
          <table:table-cell table:style-name="ce22" office:value-type="string" calcext:value-type="string">
            <text:p>Mot secret</text:p>
          </table:table-cell>
          <table:table-cell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16" office:value-type="float" office:value="309.143" calcext:value-type="float">
            <text:p>309,1</text:p>
          </table:table-cell>
          <table:table-cell table:number-columns-repeated="2"/>
          <table:table-cell table:style-name="ce23" table:formula="of:=IF(test;mot;&quot;?&quot;)" office:value-type="string" office:string-value="LIVRE" calcext:value-type="string">
            <text:p>LIVRE</text:p>
          </table:table-cell>
          <table:table-cell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16" office:value-type="float" office:value="326.628" calcext:value-type="float">
            <text:p>326,6</text:p>
          </table:table-cell>
          <table:table-cell table:style-name="ce20" office:value-type="percentage" office:value="0.0566" calcext:value-type="percentage">
            <text:p>5,7 %</text:p>
          </table:table-cell>
          <table:table-cell table:number-columns-repeated="3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16" office:value-type="float" office:value="336.86" calcext:value-type="float">
            <text:p>336,9</text:p>
          </table:table-cell>
          <table:table-cell table:style-name="ce20" table:formula="of:=([.B4]-[.B3])/[.B3]" office:value-type="percentage" office:value="0.0313261569736827" calcext:value-type="percentage">
            <text:p>3,1 %</text:p>
          </table:table-cell>
          <table:table-cell table:number-columns-repeated="3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16" office:value-type="float" office:value="348.197" calcext:value-type="float">
            <text:p>348,2</text:p>
          </table:table-cell>
          <table:table-cell table:style-name="ce20" table:formula="of:=([.B5]-[.B4])/[.B4]" office:value-type="percentage" office:value="0.0336549308317995" calcext:value-type="percentage">
            <text:p>3,4 %</text:p>
          </table:table-cell>
          <table:table-cell table:number-columns-repeated="3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16" office:value-type="float" office:value="368.053" calcext:value-type="float">
            <text:p>368,1</text:p>
          </table:table-cell>
          <table:table-cell table:style-name="ce20" table:formula="of:=([.B6]-[.B5])/[.B5]" office:value-type="percentage" office:value="0.0570251897632662" calcext:value-type="percentage">
            <text:p>5,7 %</text:p>
          </table:table-cell>
          <table:table-cell table:number-columns-repeated="3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16" office:value-type="float" office:value="387.842" calcext:value-type="float">
            <text:p>387,8</text:p>
          </table:table-cell>
          <table:table-cell table:style-name="ce20" table:formula="of:=([.B7]-[.B6])/[.B6]" office:value-type="percentage" office:value="0.0537667129462333" calcext:value-type="percentage">
            <text:p>5,4 %</text:p>
          </table:table-cell>
          <table:table-cell table:number-columns-repeated="3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16" office:value-type="float" office:value="407.421" calcext:value-type="float">
            <text:p>407,4</text:p>
          </table:table-cell>
          <table:table-cell table:style-name="ce20" table:formula="of:=([.B8]-[.B7])/[.B7]" office:value-type="percentage" office:value="0.050481897267444" calcext:value-type="percentage">
            <text:p>5,0 %</text:p>
          </table:table-cell>
          <table:table-cell table:number-columns-repeated="3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16" office:value-type="float" office:value="430.313" calcext:value-type="float">
            <text:p>430,3</text:p>
          </table:table-cell>
          <table:table-cell table:style-name="ce20" table:formula="of:=([.B9]-[.B8])/[.B8]" office:value-type="percentage" office:value="0.0561875799234698" calcext:value-type="percentage">
            <text:p>5,6 %</text:p>
          </table:table-cell>
          <table:table-cell table:number-columns-repeated="3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16" office:value-type="float" office:value="442.268" calcext:value-type="float">
            <text:p>442,3</text:p>
          </table:table-cell>
          <table:table-cell table:style-name="ce20" table:formula="of:=([.B10]-[.B9])/[.B9]" office:value-type="percentage" office:value="0.0277821027949423" calcext:value-type="percentage">
            <text:p>2,8 %</text:p>
          </table:table-cell>
          <table:table-cell table:number-columns-repeated="3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16" office:value-type="float" office:value="454.517" calcext:value-type="float">
            <text:p>454,5</text:p>
          </table:table-cell>
          <table:table-cell table:style-name="ce20" table:formula="of:=([.B11]-[.B10])/[.B10]" office:value-type="percentage" office:value="0.0276958767082403" calcext:value-type="percentage">
            <text:p>2,8 %</text:p>
          </table:table-cell>
          <table:table-cell table:number-columns-repeated="3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16" office:value-type="float" office:value="490.672" calcext:value-type="float">
            <text:p>490,7</text:p>
          </table:table-cell>
          <table:table-cell table:style-name="ce20" table:formula="of:=([.B12]-[.B11])/[.B11]" office:value-type="percentage" office:value="0.0795459795783217" calcext:value-type="percentage">
            <text:p>8,0 %</text:p>
          </table:table-cell>
          <table:table-cell table:number-columns-repeated="3"/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16" office:value-type="float" office:value="514.942" calcext:value-type="float">
            <text:p>514,9</text:p>
          </table:table-cell>
          <table:table-cell table:style-name="ce20" table:formula="of:=([.B13]-[.B12])/[.B12]" office:value-type="percentage" office:value="0.0494627775785045" calcext:value-type="percentage">
            <text:p>4,9 %</text:p>
          </table:table-cell>
          <table:table-cell table:number-columns-repeated="3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16" office:value-type="float" office:value="550.248" calcext:value-type="float">
            <text:p>550,2</text:p>
          </table:table-cell>
          <table:table-cell table:style-name="ce20" table:formula="of:=([.B14]-[.B13])/[.B13]" office:value-type="percentage" office:value="0.0685630614710007" calcext:value-type="percentage">
            <text:p>6,9 %</text:p>
          </table:table-cell>
          <table:table-cell table:number-columns-repeated="3"/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 table:style-name="ce16" office:value-type="float" office:value="583.832" calcext:value-type="float">
            <text:p>583,8</text:p>
          </table:table-cell>
          <table:table-cell table:style-name="ce20" table:formula="of:=([.B15]-[.B14])/[.B14]" office:value-type="percentage" office:value="0.0610342972623252" calcext:value-type="percentage">
            <text:p>6,1 %</text:p>
          </table:table-cell>
          <table:table-cell table:number-columns-repeated="3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16" office:value-type="float" office:value="622.264" calcext:value-type="float">
            <text:p>622,3</text:p>
          </table:table-cell>
          <table:table-cell table:style-name="ce20" table:formula="of:=([.B16]-[.B15])/[.B15]" office:value-type="percentage" office:value="0.0658271557571356" calcext:value-type="percentage">
            <text:p>6,6 %</text:p>
          </table:table-cell>
          <table:table-cell table:number-columns-repeated="3"/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16" office:value-type="float" office:value="652.374" calcext:value-type="float">
            <text:p>652,4</text:p>
          </table:table-cell>
          <table:table-cell table:style-name="ce20" table:formula="of:=([.B17]-[.B16])/[.B16]" office:value-type="percentage" office:value="0.0483878225319157" calcext:value-type="percentage">
            <text:p>4,8 %</text:p>
          </table:table-cell>
          <table:table-cell table:number-columns-repeated="3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16" office:value-type="float" office:value="686.059" calcext:value-type="float">
            <text:p>686,1</text:p>
          </table:table-cell>
          <table:table-cell table:style-name="ce20" table:formula="of:=([.B18]-[.B17])/[.B17]" office:value-type="percentage" office:value="0.0516344918712272" calcext:value-type="percentage">
            <text:p>5,2 %</text:p>
          </table:table-cell>
          <table:table-cell table:number-columns-repeated="3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16" office:value-type="float" office:value="719.002" calcext:value-type="float">
            <text:p>719,0</text:p>
          </table:table-cell>
          <table:table-cell table:style-name="ce20" table:formula="of:=([.B19]-[.B18])/[.B18]" office:value-type="percentage" office:value="0.0480177360839228" calcext:value-type="percentage">
            <text:p>4,8 %</text:p>
          </table:table-cell>
          <table:table-cell table:number-columns-repeated="3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16" office:value-type="float" office:value="751.674" calcext:value-type="float">
            <text:p>751,7</text:p>
          </table:table-cell>
          <table:table-cell table:style-name="ce20" table:formula="of:=([.B20]-[.B19])/[.B19]" office:value-type="percentage" office:value="0.0454407637252748" calcext:value-type="percentage">
            <text:p>4,5 %</text:p>
          </table:table-cell>
          <table:table-cell table:number-columns-repeated="3"/>
        </table:table-row>
        <table:table-row table:style-name="ro2">
          <table:table-cell table:style-name="ce2" office:value-type="float" office:value="1969" calcext:value-type="float">
            <text:p>1969</text:p>
          </table:table-cell>
          <table:table-cell table:style-name="ce16" office:value-type="float" office:value="804.995" calcext:value-type="float">
            <text:p>805,0</text:p>
          </table:table-cell>
          <table:table-cell table:style-name="ce20" table:formula="of:=([.B21]-[.B20])/[.B20]" office:value-type="percentage" office:value="0.0709363367630117" calcext:value-type="percentage">
            <text:p>7,1 %</text:p>
          </table:table-cell>
          <table:table-cell table:number-columns-repeated="3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16" office:value-type="float" office:value="854.906" calcext:value-type="float">
            <text:p>854,9</text:p>
          </table:table-cell>
          <table:table-cell table:style-name="ce20" table:formula="of:=([.B22]-[.B21])/[.B21]" office:value-type="percentage" office:value="0.0620016273393002" calcext:value-type="percentage">
            <text:p>6,2 %</text:p>
          </table:table-cell>
          <table:table-cell table:number-columns-repeated="3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16" office:value-type="float" office:value="900.16" calcext:value-type="float">
            <text:p>900,2</text:p>
          </table:table-cell>
          <table:table-cell table:style-name="ce20" table:formula="of:=([.B23]-[.B22])/[.B22]" office:value-type="percentage" office:value="0.0529344746673904" calcext:value-type="percentage">
            <text:p>5,3 %</text:p>
          </table:table-cell>
          <table:table-cell table:number-columns-repeated="3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16" office:value-type="float" office:value="940.794" calcext:value-type="float">
            <text:p>940,8</text:p>
          </table:table-cell>
          <table:table-cell table:style-name="ce20" table:formula="of:=([.B24]-[.B23])/[.B23]" office:value-type="percentage" office:value="0.0451408638464273" calcext:value-type="percentage">
            <text:p>4,5 %</text:p>
          </table:table-cell>
          <table:table-cell table:number-columns-repeated="3"/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16" office:value-type="float" office:value="999.073" calcext:value-type="float">
            <text:p>999,1</text:p>
          </table:table-cell>
          <table:table-cell table:style-name="ce20" table:formula="of:=([.B25]-[.B24])/[.B24]" office:value-type="percentage" office:value="0.0619466110540671" calcext:value-type="percentage">
            <text:p>6,2 %</text:p>
          </table:table-cell>
          <table:table-cell table:number-columns-repeated="3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16" office:value-type="float" office:value="1043.179" calcext:value-type="float">
            <text:p>1 043,2</text:p>
          </table:table-cell>
          <table:table-cell table:style-name="ce20" table:formula="of:=([.B26]-[.B25])/[.B25]" office:value-type="percentage" office:value="0.0441469241987323" calcext:value-type="percentage">
            <text:p>4,4 %</text:p>
          </table:table-cell>
          <table:table-cell table:number-columns-repeated="3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16" office:value-type="float" office:value="1033.315" calcext:value-type="float">
            <text:p>1 033,3</text:p>
          </table:table-cell>
          <table:table-cell table:style-name="ce20" table:formula="of:=([.B27]-[.B26])/[.B26]" office:value-type="percentage" office:value="-0.00945571181935222" calcext:value-type="percentage">
            <text:p>-0,9 %</text:p>
          </table:table-cell>
          <table:table-cell table:number-columns-repeated="3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16" office:value-type="float" office:value="1078.135" calcext:value-type="float">
            <text:p>1 078,1</text:p>
          </table:table-cell>
          <table:table-cell table:style-name="ce20" table:formula="of:=([.B28]-[.B27])/[.B27]" office:value-type="percentage" office:value="0.043374963104184" calcext:value-type="percentage">
            <text:p>4,3 %</text:p>
          </table:table-cell>
          <table:table-cell table:number-columns-repeated="3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16" office:value-type="float" office:value="1116.454" calcext:value-type="float">
            <text:p>1 116,5</text:p>
          </table:table-cell>
          <table:table-cell table:style-name="ce20" table:formula="of:=([.B29]-[.B28])/[.B28]" office:value-type="percentage" office:value="0.0355419312052757" calcext:value-type="percentage">
            <text:p>3,6 %</text:p>
          </table:table-cell>
          <table:table-cell table:number-columns-repeated="3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16" office:value-type="float" office:value="1160.547" calcext:value-type="float">
            <text:p>1 160,5</text:p>
          </table:table-cell>
          <table:table-cell table:style-name="ce20" table:formula="of:=([.B30]-[.B29])/[.B29]" office:value-type="percentage" office:value="0.0394937901606336" calcext:value-type="percentage">
            <text:p>3,9 %</text:p>
          </table:table-cell>
          <table:table-cell table:number-columns-repeated="3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16" office:value-type="float" office:value="1203.432" calcext:value-type="float">
            <text:p>1 203,4</text:p>
          </table:table-cell>
          <table:table-cell table:style-name="ce20" table:formula="of:=([.B31]-[.B30])/[.B30]" office:value-type="percentage" office:value="0.0369524026170418" calcext:value-type="percentage">
            <text:p>3,7 %</text:p>
          </table:table-cell>
          <table:table-cell table:number-columns-repeated="3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16" office:value-type="float" office:value="1223.607" calcext:value-type="float">
            <text:p>1 223,6</text:p>
          </table:table-cell>
          <table:table-cell table:style-name="ce20" table:formula="of:=([.B32]-[.B31])/[.B31]" office:value-type="percentage" office:value="0.0167645533773408" calcext:value-type="percentage">
            <text:p>1,7 %</text:p>
          </table:table-cell>
          <table:table-cell table:number-columns-repeated="3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16" office:value-type="float" office:value="1238.147" calcext:value-type="float">
            <text:p>1 238,1</text:p>
          </table:table-cell>
          <table:table-cell table:style-name="ce20" table:formula="of:=([.B33]-[.B32])/[.B32]" office:value-type="percentage" office:value="0.011882900310312" calcext:value-type="percentage">
            <text:p>1,2 %</text:p>
          </table:table-cell>
          <table:table-cell table:number-columns-repeated="3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16" office:value-type="float" office:value="1268.389" calcext:value-type="float">
            <text:p>1 268,4</text:p>
          </table:table-cell>
          <table:table-cell table:style-name="ce20" table:formula="of:=([.B34]-[.B33])/[.B33]" office:value-type="percentage" office:value="0.0244252096075829" calcext:value-type="percentage">
            <text:p>2,4 %</text:p>
          </table:table-cell>
          <table:table-cell table:number-columns-repeated="3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16" office:value-type="float" office:value="1284.397" calcext:value-type="float">
            <text:p>1 284,4</text:p>
          </table:table-cell>
          <table:table-cell table:style-name="ce20" table:formula="of:=([.B35]-[.B34])/[.B34]" office:value-type="percentage" office:value="0.0126207338600382" calcext:value-type="percentage">
            <text:p>1,3 %</text:p>
          </table:table-cell>
          <table:table-cell table:number-columns-repeated="3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16" office:value-type="float" office:value="1305.069" calcext:value-type="float">
            <text:p>1 305,1</text:p>
          </table:table-cell>
          <table:table-cell table:style-name="ce20" table:formula="of:=([.B36]-[.B35])/[.B35]" office:value-type="percentage" office:value="0.0160947121489695" calcext:value-type="percentage">
            <text:p>1,6 %</text:p>
          </table:table-cell>
          <table:table-cell table:number-columns-repeated="3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16" office:value-type="float" office:value="1325.546" calcext:value-type="float">
            <text:p>1 325,5</text:p>
          </table:table-cell>
          <table:table-cell table:style-name="ce20" table:formula="of:=([.B37]-[.B36])/[.B36]" office:value-type="percentage" office:value="0.0156903581343209" calcext:value-type="percentage">
            <text:p>1,6 %</text:p>
          </table:table-cell>
          <table:table-cell table:number-columns-repeated="3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16" office:value-type="float" office:value="1357.221" calcext:value-type="float">
            <text:p>1 357,2</text:p>
          </table:table-cell>
          <table:table-cell table:style-name="ce20" table:formula="of:=([.B38]-[.B37])/[.B37]" office:value-type="percentage" office:value="0.0238958134987394" calcext:value-type="percentage">
            <text:p>2,4 %</text:p>
          </table:table-cell>
          <table:table-cell table:number-columns-repeated="3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16" office:value-type="float" office:value="1391.867" calcext:value-type="float">
            <text:p>1 391,9</text:p>
          </table:table-cell>
          <table:table-cell table:style-name="ce20" table:formula="of:=([.B39]-[.B38])/[.B38]" office:value-type="percentage" office:value="0.0255271617518444" calcext:value-type="percentage">
            <text:p>2,6 %</text:p>
          </table:table-cell>
          <table:table-cell table:number-columns-repeated="3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16" office:value-type="float" office:value="1458.875" calcext:value-type="float">
            <text:p>1 458,9</text:p>
          </table:table-cell>
          <table:table-cell table:style-name="ce20" table:formula="of:=([.B40]-[.B39])/[.B39]" office:value-type="percentage" office:value="0.0481425308596296" calcext:value-type="percentage">
            <text:p>4,8 %</text:p>
          </table:table-cell>
          <table:table-cell table:number-columns-repeated="3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16" office:value-type="float" office:value="1523.141" calcext:value-type="float">
            <text:p>1 523,1</text:p>
          </table:table-cell>
          <table:table-cell table:style-name="ce20" table:formula="of:=([.B41]-[.B40])/[.B40]" office:value-type="percentage" office:value="0.0440517522063234" calcext:value-type="percentage">
            <text:p>4,4 %</text:p>
          </table:table-cell>
          <table:table-cell table:number-columns-repeated="3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16" office:value-type="float" office:value="1566.24" calcext:value-type="float">
            <text:p>1 566,2</text:p>
          </table:table-cell>
          <table:table-cell table:style-name="ce20" table:formula="of:=([.B42]-[.B41])/[.B41]" office:value-type="percentage" office:value="0.0282961327940092" calcext:value-type="percentage">
            <text:p>2,8 %</text:p>
          </table:table-cell>
          <table:table-cell table:number-columns-repeated="3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16" office:value-type="float" office:value="1585.609" calcext:value-type="float">
            <text:p>1 585,6</text:p>
          </table:table-cell>
          <table:table-cell table:style-name="ce20" table:formula="of:=([.B43]-[.B42])/[.B42]" office:value-type="percentage" office:value="0.0123665594034119" calcext:value-type="percentage">
            <text:p>1,2 %</text:p>
          </table:table-cell>
          <table:table-cell table:number-columns-repeated="3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16" office:value-type="float" office:value="1609.648" calcext:value-type="float">
            <text:p>1 609,6</text:p>
          </table:table-cell>
          <table:table-cell table:style-name="ce20" table:formula="of:=([.B44]-[.B43])/[.B43]" office:value-type="percentage" office:value="0.0151607363479899" calcext:value-type="percentage">
            <text:p>1,5 %</text:p>
          </table:table-cell>
          <table:table-cell table:number-columns-repeated="3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16" office:value-type="float" office:value="1603.869" calcext:value-type="float">
            <text:p>1 603,9</text:p>
          </table:table-cell>
          <table:table-cell table:style-name="ce20" table:formula="of:=([.B45]-[.B44])/[.B44]" office:value-type="percentage" office:value="-0.00359022593759629" calcext:value-type="percentage">
            <text:p>-0,4 %</text:p>
          </table:table-cell>
          <table:table-cell table:number-columns-repeated="3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16" office:value-type="float" office:value="1642.1" calcext:value-type="float">
            <text:p>1 642,1</text:p>
          </table:table-cell>
          <table:table-cell table:style-name="ce20" table:formula="of:=([.B46]-[.B45])/[.B45]" office:value-type="percentage" office:value="0.0238367347956722" calcext:value-type="percentage">
            <text:p>2,4 %</text:p>
          </table:table-cell>
          <table:table-cell table:number-columns-repeated="3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16" office:value-type="float" office:value="1679.947" calcext:value-type="float">
            <text:p>1 679,9</text:p>
          </table:table-cell>
          <table:table-cell table:style-name="ce20" table:formula="of:=([.B47]-[.B46])/[.B46]" office:value-type="percentage" office:value="0.0230479264356616" calcext:value-type="percentage">
            <text:p>2,3 %</text:p>
          </table:table-cell>
          <table:table-cell table:number-columns-repeated="3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16" office:value-type="float" office:value="1703.417" calcext:value-type="float">
            <text:p>1 703,4</text:p>
          </table:table-cell>
          <table:table-cell table:style-name="ce20" table:formula="of:=([.B48]-[.B47])/[.B47]" office:value-type="percentage" office:value="0.0139706788368919" calcext:value-type="percentage">
            <text:p>1,4 %</text:p>
          </table:table-cell>
          <table:table-cell table:number-columns-repeated="3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16" office:value-type="float" office:value="1746.464" calcext:value-type="float">
            <text:p>1 746,5</text:p>
          </table:table-cell>
          <table:table-cell table:style-name="ce20" table:formula="of:=([.B49]-[.B48])/[.B48]" office:value-type="percentage" office:value="0.0252709700560697" calcext:value-type="percentage">
            <text:p>2,5 %</text:p>
          </table:table-cell>
          <table:table-cell table:number-columns-repeated="3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16" office:value-type="float" office:value="1806.762" calcext:value-type="float">
            <text:p>1 806,8</text:p>
          </table:table-cell>
          <table:table-cell table:style-name="ce20" table:formula="of:=([.B50]-[.B49])/[.B49]" office:value-type="percentage" office:value="0.0345257617677776" calcext:value-type="percentage">
            <text:p>3,5 %</text:p>
          </table:table-cell>
          <table:table-cell table:number-columns-repeated="3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16" office:value-type="float" office:value="1868.179" calcext:value-type="float">
            <text:p>1 868,2</text:p>
          </table:table-cell>
          <table:table-cell table:style-name="ce20" table:formula="of:=([.B51]-[.B50])/[.B50]" office:value-type="percentage" office:value="0.0339928557275392" calcext:value-type="percentage">
            <text:p>3,4 %</text:p>
          </table:table-cell>
          <table:table-cell table:number-columns-repeated="3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16" office:value-type="float" office:value="1945.541" calcext:value-type="float">
            <text:p>1 945,5</text:p>
          </table:table-cell>
          <table:table-cell table:style-name="ce20" table:formula="of:=([.B52]-[.B51])/[.B51]" office:value-type="percentage" office:value="0.0414103787699144" calcext:value-type="percentage">
            <text:p>4,1 %</text:p>
          </table:table-cell>
          <table:table-cell table:number-columns-repeated="3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16" office:value-type="float" office:value="1982.495" calcext:value-type="float">
            <text:p>1 982,5</text:p>
          </table:table-cell>
          <table:table-cell table:style-name="ce20" table:formula="of:=([.B53]-[.B52])/[.B52]" office:value-type="percentage" office:value="0.0189942026408079" calcext:value-type="percentage">
            <text:p>1,9 %</text:p>
          </table:table-cell>
          <table:table-cell table:number-columns-repeated="3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16" office:value-type="float" office:value="2003.664" calcext:value-type="float">
            <text:p>2 003,7</text:p>
          </table:table-cell>
          <table:table-cell table:style-name="ce20" table:formula="of:=([.B54]-[.B53])/[.B53]" office:value-type="percentage" office:value="0.0106779588347008" calcext:value-type="percentage">
            <text:p>1,1 %</text:p>
          </table:table-cell>
          <table:table-cell table:number-columns-repeated="3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16" office:value-type="float" office:value="2023.056" calcext:value-type="float">
            <text:p>2 023,1</text:p>
          </table:table-cell>
          <table:table-cell table:style-name="ce20" table:formula="of:=([.B55]-[.B54])/[.B54]" office:value-type="percentage" office:value="0.0096782694104401" calcext:value-type="percentage">
            <text:p>1,0 %</text:p>
          </table:table-cell>
          <table:table-cell table:number-columns-repeated="3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16" office:value-type="float" office:value="2081.082" calcext:value-type="float">
            <text:p>2 081,1</text:p>
          </table:table-cell>
          <table:table-cell table:style-name="ce20" table:formula="of:=([.B56]-[.B55])/[.B55]" office:value-type="percentage" office:value="0.0286823498706906" calcext:value-type="percentage">
            <text:p>2,9 %</text:p>
          </table:table-cell>
          <table:table-cell table:number-columns-repeated="3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16" office:value-type="float" office:value="2120.384" calcext:value-type="float">
            <text:p>2 120,4</text:p>
          </table:table-cell>
          <table:table-cell table:style-name="ce20" table:formula="of:=([.B57]-[.B56])/[.B56]" office:value-type="percentage" office:value="0.0188853682843829" calcext:value-type="percentage">
            <text:p>1,9 %</text:p>
          </table:table-cell>
          <table:table-cell table:number-columns-repeated="3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16" office:value-type="float" office:value="2177.933" calcext:value-type="float">
            <text:p>2 177,9</text:p>
          </table:table-cell>
          <table:table-cell table:style-name="ce20" table:formula="of:=([.B58]-[.B57])/[.B57]" office:value-type="percentage" office:value="0.0271408386405481" calcext:value-type="percentage">
            <text:p>2,7 %</text:p>
          </table:table-cell>
          <table:table-cell table:number-columns-repeated="3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16" office:value-type="float" office:value="2233.045" calcext:value-type="float">
            <text:p>2 233,0</text:p>
          </table:table-cell>
          <table:table-cell table:style-name="ce20" table:formula="of:=([.B59]-[.B58])/[.B58]" office:value-type="percentage" office:value="0.0253047270049171" calcext:value-type="percentage">
            <text:p>2,5 %</text:p>
          </table:table-cell>
          <table:table-cell table:number-columns-repeated="3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16" office:value-type="float" office:value="2241.535" calcext:value-type="float">
            <text:p>2 241,5</text:p>
          </table:table-cell>
          <table:table-cell table:style-name="ce20" table:formula="of:=([.B60]-[.B59])/[.B59]" office:value-type="percentage" office:value="0.00380198339039284" calcext:value-type="percentage">
            <text:p>0,4 %</text:p>
          </table:table-cell>
          <table:table-cell table:number-columns-repeated="3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6" office:value-type="float" office:value="2178.221" calcext:value-type="float">
            <text:p>2 178,2</text:p>
          </table:table-cell>
          <table:table-cell table:style-name="ce20" table:formula="of:=([.B61]-[.B60])/[.B60]" office:value-type="percentage" office:value="-0.0282458226170905" calcext:value-type="percentage">
            <text:p>-2,8 %</text:p>
          </table:table-cell>
          <table:table-cell table:number-columns-repeated="3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6" office:value-type="float" office:value="2221.793" calcext:value-type="float">
            <text:p>2 221,8</text:p>
          </table:table-cell>
          <table:table-cell table:style-name="ce20" table:formula="of:=([.B62]-[.B61])/[.B61]" office:value-type="percentage" office:value="0.0200034799040135" calcext:value-type="percentage">
            <text:p>2,0 %</text:p>
          </table:table-cell>
          <table:table-cell table:number-columns-repeated="3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6" office:value-type="float" office:value="2275.951" calcext:value-type="float">
            <text:p>2 276,0</text:p>
          </table:table-cell>
          <table:table-cell table:style-name="ce20" table:formula="of:=([.B63]-[.B62])/[.B62]" office:value-type="percentage" office:value="0.0243758081873513" calcext:value-type="percentage">
            <text:p>2,4 %</text:p>
          </table:table-cell>
          <table:table-cell table:number-columns-repeated="3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16" office:value-type="float" office:value="2280.135" calcext:value-type="float">
            <text:p>2 280,1</text:p>
          </table:table-cell>
          <table:table-cell table:style-name="ce20" table:formula="of:=([.B64]-[.B63])/[.B63]" office:value-type="percentage" office:value="0.00183835240741132" calcext:value-type="percentage">
            <text:p>0,2 %</text:p>
          </table:table-cell>
          <table:table-cell table:number-columns-repeated="3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16" office:value-type="float" office:value="2297.96" calcext:value-type="float">
            <text:p>2 298,0</text:p>
          </table:table-cell>
          <table:table-cell table:style-name="ce20" table:formula="of:=([.B65]-[.B64])/[.B64]" office:value-type="percentage" office:value="0.00781751957669165" calcext:value-type="percentage">
            <text:p>0,8 %</text:p>
          </table:table-cell>
          <table:table-cell table:number-columns-repeated="3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16" office:value-type="float" office:value="2320.89" calcext:value-type="float">
            <text:p>2 320,9</text:p>
          </table:table-cell>
          <table:table-cell table:style-name="ce20" table:formula="of:=([.B66]-[.B65])/[.B65]" office:value-type="percentage" office:value="0.00997841563821817" calcext:value-type="percentage">
            <text:p>1,0 %</text:p>
          </table:table-cell>
          <table:table-cell table:number-columns-repeated="3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16" office:value-type="float" office:value="2345.648" calcext:value-type="float">
            <text:p>2 345,6</text:p>
          </table:table-cell>
          <table:table-cell table:style-name="ce20" table:formula="of:=([.B67]-[.B66])/[.B66]" office:value-type="percentage" office:value="0.0106674594659808" calcext:value-type="percentage">
            <text:p>1,1 %</text:p>
          </table:table-cell>
          <table:table-cell table:number-columns-repeated="3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16" office:value-type="float" office:value="2365.821" calcext:value-type="float">
            <text:p>2 365,8</text:p>
          </table:table-cell>
          <table:table-cell table:style-name="ce20" table:formula="of:=([.B68]-[.B67])/[.B67]" office:value-type="percentage" office:value="0.00860018212451304" calcext:value-type="percentage">
            <text:p>0,9 %</text:p>
          </table:table-cell>
          <table:table-cell table:number-columns-repeated="3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2415.116" calcext:value-type="float">
            <text:p>2 415,1</text:p>
          </table:table-cell>
          <table:table-cell table:style-name="ce20" table:formula="of:=([.B69]-[.B68])/[.B68]" office:value-type="percentage" office:value="0.0208363185549541" calcext:value-type="percentage">
            <text:p>2,1 %</text:p>
          </table:table-cell>
          <table:table-cell table:number-columns-repeated="3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8" office:value-type="float" office:value="2454.866" calcext:value-type="float">
            <text:p>2 454,9</text:p>
          </table:table-cell>
          <table:table-cell table:style-name="ce20" table:formula="of:=([.B70]-[.B69])/[.B69]" office:value-type="percentage" office:value="0.0164588367598078" calcext:value-type="percentage">
            <text:p>1,6 %</text:p>
          </table:table-cell>
          <table:table-cell table:number-columns-repeated="3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8" office:value-type="float" office:value="2504.637" calcext:value-type="float">
            <text:p>2 504,6</text:p>
          </table:table-cell>
          <table:table-cell table:style-name="ce20" table:formula="of:=([.B71]-[.B70])/[.B70]" office:value-type="percentage" office:value="0.0202744263841693" calcext:value-type="percentage">
            <text:p>2,0 %</text:p>
          </table:table-cell>
          <table:table-cell table:number-columns-repeated="3"/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8" office:value-type="float" office:value="2318.276" calcext:value-type="float">
            <text:p>2 318,3</text:p>
          </table:table-cell>
          <table:table-cell table:style-name="ce20" table:formula="of:=([.B72]-[.B71])/[.B71]" office:value-type="percentage" office:value="-0.0744063910259252" calcext:value-type="percentage">
            <text:p>-7,4 %</text:p>
          </table:table-cell>
          <table:table-cell table:number-columns-repeated="3"/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8" office:value-type="float" office:value="2477.828" calcext:value-type="float">
            <text:p>2 477,8</text:p>
          </table:table-cell>
          <table:table-cell table:style-name="ce20" table:formula="of:=([.B73]-[.B72])/[.B72]" office:value-type="percentage" office:value="0.0688235568154957" calcext:value-type="percentage">
            <text:p>6,9 %</text:p>
          </table:table-cell>
          <table:table-cell table:number-columns-repeated="3"/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8" office:value-type="float" office:value="2541.529" calcext:value-type="float">
            <text:p>2 541,5</text:p>
          </table:table-cell>
          <table:table-cell table:style-name="ce20" table:formula="of:=([.B74]-[.B73])/[.B73]" office:value-type="percentage" office:value="0.0257084026817035" calcext:value-type="percentage">
            <text:p>2,6 %</text:p>
          </table:table-cell>
          <table:table-cell table:number-columns-repeated="3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8" office:value-type="float" office:value="2565.33" calcext:value-type="float">
            <text:p>2 565,3</text:p>
          </table:table-cell>
          <table:table-cell table:style-name="ce20" table:formula="of:=([.B75]-[.B74])/[.B74]" office:value-type="percentage" office:value="0.00936483510516698" calcext:value-type="percentage">
            <text:p>0,9 %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Lecture : en 2023, le produit intérieur brut (PIB) s’élève à 2 565,3 milliards d’euros 2020.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Champ : France.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Source : Insee, comptes nationaux - base 2020.</text:p>
          </table:table-cell>
          <table:table-cell table:style-name="ce8"/>
          <table:table-cell table:number-columns-repeated="4"/>
        </table:table-row>
        <table:table-row table:style-name="ro2" table:number-rows-repeated="2">
          <table:table-cell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2"/>
          <table:table-cell table:style-name="ce21"/>
          <table:table-cell table:number-columns-repeated="3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4" table:formula="of:=AND(&#10;    OR(ROUND([.C3];3)=5.7%;ROUND([.C3];1)=5.7);&#10;    OR(ROUND([.C12];3)=8%;ROUND([.C12];1)=8);&#10;    OR(ROUND([.C25];3)=6.2%;ROUND([.C25];1)=6.2);&#10;    OR(ROUND([.C38];3)=2.4%;ROUND([.C38];1)=2.4);&#10;    OR(ROUND([.C52];3)=4.1%;ROUND([.C52];1)=4.1);&#10;    OR(ROUND([.C65];3)=0.8%;ROUND([.C65];1)=0.8);&#10;    OR(ROUND([.C72];3)=-7.4%;ROUND([.C72];1)=-7.4);&#10;    OR(ROUND([.C75];3)=0.9%;ROUND([.C75];1)=0.9)&#10;)" office:value-type="boolean" office:boolean-value="true" calcext:value-type="boolean">
            <text:p>VRAI</text:p>
          </table:table-cell>
          <table:table-cell table:style-name="ce18" table:formula="of:=CONCATENATE(     MID(ALPHA;INDEX([.A1:.C74];7;1)-1950+7;1);     MID(ALPHA;INDEX([.A1:.C74];13;1)-1952;1);     MID(ALPHA;INDEX([.A1:.C74];19;1)-1956+11;1);     MID(ALPHA;INDEX([.A1:.C74];25;1)-1968+13;1);     MID(ALPHA;INDEX([.A1:.C74];31;1)-1974;1) )" office:value-type="string" office:string-value="LIVRE" calcext:value-type="string">
            <text:p>LIVRE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2" table:number-rows-repeated="93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ALPHA" table:base-cell-address="$Feuille1.$C$93" table:cell-range-address="$Feuille1.$F$93"/>
        <table:named-range table:name="mot" table:base-cell-address="$Feuille1.$B$93" table:cell-range-address="$Feuille1.$E$93"/>
        <table:named-range table:name="secret" table:base-cell-address="$Feuille1.$E$2" table:cell-range-address="$Feuille1.$E$2"/>
        <table:named-range table:name="test" table:base-cell-address="$Feuille1.$A$93" table:cell-range-address="$Feuille1.$D$9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 number:grouping="true"/>
    </number:number-style>
    <number:percentage-style style:name="N155">
      <number:number number:decimal-places="3" number:min-decimal-places="3" number:min-integer-digits="1"/>
      <number:text> %</number:text>
    </number:percentage-style>
    <number:percentage-style style:name="N156">
      <number:number number:decimal-places="1" number:min-decimal-places="1" number:min-integer-digits="1"/>
      <number:text> %</number:text>
    </number:percentage-style>
    <number:percentage-style style:name="N157">
      <number:number number:decimal-places="4" number:min-decimal-places="4" number:min-integer-digits="1"/>
      <number:text> %</number:text>
    </number:percentage-style>
    <number:percentage-style style:name="N158">
      <number:number number:decimal-places="5" number:min-decimal-places="5" number:min-integer-digits="1"/>
      <number:text> %</number:text>
    </number:percentage-style>
    <number:percentage-style style:name="N159">
      <number:number number:decimal-places="6" number:min-decimal-places="6" number:min-integer-digits="1"/>
      <number:text> %</number:text>
    </number:percentage-style>
    <number:percentage-style style:name="N160">
      <number:number number:decimal-places="7" number:min-decimal-places="7" number:min-integer-digits="1"/>
      <number:text> %</number:text>
    </number:percentage-style>
    <number:percentage-style style:name="N161">
      <number:number number:decimal-places="8" number:min-decimal-places="8" number:min-integer-digits="1"/>
      <number:text> %</number:text>
    </number:percentage-style>
    <number:percentage-style style:name="N162">
      <number:number number:decimal-places="9" number:min-decimal-places="9" number:min-integer-digits="1"/>
      <number:text> %</number:text>
    </number:percentage-style>
    <number:percentage-style style:name="N163">
      <number:number number:decimal-places="10" number:min-decimal-places="10" number:min-integer-digits="1"/>
      <number:text> %</number:text>
    </number:percentage-style>
    <number:number-style style:name="N164">
      <number:number number:decimal-places="3" number:min-decimal-places="3" number:min-integer-digits="1" number:grouping="true"/>
    </number:number-style>
    <number:number-style style:name="N165">
      <number:number number:decimal-places="4" number:min-decimal-places="4" number:min-integer-digits="1" number:grouping="true"/>
    </number:number-style>
    <number:number-style style:name="N166">
      <number:number number:decimal-places="5" number:min-decimal-places="5" number:min-integer-digits="1" number:grouping="true"/>
    </number:number-style>
    <number:number-style style:name="N16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00:17:22.343488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1:59:34.847598759</meta:creation-date>
    <dc:date>2025-01-08T00:19:19.256333184</dc:date>
    <meta:editing-duration>PT29M40S</meta:editing-duration>
    <meta:editing-cycles>4</meta:editing-cycles>
    <meta:generator>LibreOffice/24.8.4.2$MacOSX_AARCH64 LibreOffice_project/bb3cfa12c7b1bf994ecc5649a80400d06cd71002</meta:generator>
    <meta:document-statistic meta:table-count="1" meta:cell-count="2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56">
      <number:number number:decimal-places="1" number:min-decimal-places="1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950" chart:maximum="2023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15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A79 Feuille1.C1:Feuille1.C75" chart:data-source-has-labels="row" svg:x="0.32cm" svg:y="0.18cm" svg:width="15.36cm" svg:height="8.64cm">
          <chart:coordinate-region svg:x="1.812cm" svg:y="0.381cm" svg:width="13.868cm" svg:height="7.7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75" chart:label-cell-address="Feuille1.A1:Feuille1.A1" chart:class="chart:scatter">
            <chart:domain table:cell-range-address="Feuille1.A2:Feuille1.A79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nnée</text:p>
                <draw:g>
                  <svg:desc>Feuille1.A1:Feuille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Feuille1.A2:Feuille1.A79</svg:desc>
                </draw:g>
              </table:table-cell>
              <table:table-cell office:value-type="float" office:value="NaN">
                <text:p>NaN</text:p>
                <draw:g>
                  <svg:desc>Feuille1.C1:Feuille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2">
                <text:p>1952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3">
                <text:p>1953</text:p>
              </table:table-cell>
              <table:table-cell office:value-type="float" office:value="0.0313261569736827">
                <text:p>0.0313261569736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4">
                <text:p>1954</text:p>
              </table:table-cell>
              <table:table-cell office:value-type="float" office:value="0.0336549308317995">
                <text:p>0.0336549308317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5">
                <text:p>1955</text:p>
              </table:table-cell>
              <table:table-cell office:value-type="float" office:value="0.0570251897632662">
                <text:p>0.057025189763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6">
                <text:p>1956</text:p>
              </table:table-cell>
              <table:table-cell office:value-type="float" office:value="0.0537667129462333">
                <text:p>0.0537667129462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7">
                <text:p>1957</text:p>
              </table:table-cell>
              <table:table-cell office:value-type="float" office:value="0.050481897267444">
                <text:p>0.050481897267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">
                <text:p>1958</text:p>
              </table:table-cell>
              <table:table-cell office:value-type="float" office:value="0.0561875799234698">
                <text:p>0.0561875799234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">
                <text:p>1959</text:p>
              </table:table-cell>
              <table:table-cell office:value-type="float" office:value="0.0277821027949423">
                <text:p>0.0277821027949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0">
                <text:p>1960</text:p>
              </table:table-cell>
              <table:table-cell office:value-type="float" office:value="0.0276958767082403">
                <text:p>0.0276958767082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1">
                <text:p>1961</text:p>
              </table:table-cell>
              <table:table-cell office:value-type="float" office:value="0.0795459795783217">
                <text:p>0.0795459795783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2">
                <text:p>1962</text:p>
              </table:table-cell>
              <table:table-cell office:value-type="float" office:value="0.0494627775785045">
                <text:p>0.0494627775785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3">
                <text:p>1963</text:p>
              </table:table-cell>
              <table:table-cell office:value-type="float" office:value="0.0685630614710007">
                <text:p>0.068563061471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4">
                <text:p>1964</text:p>
              </table:table-cell>
              <table:table-cell office:value-type="float" office:value="0.0610342972623252">
                <text:p>0.0610342972623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5">
                <text:p>1965</text:p>
              </table:table-cell>
              <table:table-cell office:value-type="float" office:value="0.0658271557571356">
                <text:p>0.0658271557571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0.0483878225319157">
                <text:p>0.0483878225319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">
                <text:p>1967</text:p>
              </table:table-cell>
              <table:table-cell office:value-type="float" office:value="0.0516344918712272">
                <text:p>0.0516344918712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">
                <text:p>1968</text:p>
              </table:table-cell>
              <table:table-cell office:value-type="float" office:value="0.0480177360839228">
                <text:p>0.0480177360839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9">
                <text:p>1969</text:p>
              </table:table-cell>
              <table:table-cell office:value-type="float" office:value="0.0454407637252748">
                <text:p>0.0454407637252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0.0709363367630117">
                <text:p>0.070936336763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1">
                <text:p>1971</text:p>
              </table:table-cell>
              <table:table-cell office:value-type="float" office:value="0.0620016273393002">
                <text:p>0.0620016273393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0.0529344746673904">
                <text:p>0.0529344746673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0.0451408638464273">
                <text:p>0.0451408638464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">
                <text:p>1974</text:p>
              </table:table-cell>
              <table:table-cell office:value-type="float" office:value="0.0619466110540671">
                <text:p>0.0619466110540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0.0441469241987323">
                <text:p>0.0441469241987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  <table:table-cell office:value-type="float" office:value="-0.00945571181935222">
                <text:p>-0.00945571181935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7">
                <text:p>1977</text:p>
              </table:table-cell>
              <table:table-cell office:value-type="float" office:value="0.043374963104184">
                <text:p>0.043374963104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8">
                <text:p>1978</text:p>
              </table:table-cell>
              <table:table-cell office:value-type="float" office:value="0.0355419312052757">
                <text:p>0.035541931205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9">
                <text:p>1979</text:p>
              </table:table-cell>
              <table:table-cell office:value-type="float" office:value="0.0394937901606336">
                <text:p>0.0394937901606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0">
                <text:p>1980</text:p>
              </table:table-cell>
              <table:table-cell office:value-type="float" office:value="0.0369524026170418">
                <text:p>0.0369524026170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1">
                <text:p>1981</text:p>
              </table:table-cell>
              <table:table-cell office:value-type="float" office:value="0.0167645533773408">
                <text:p>0.0167645533773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2">
                <text:p>1982</text:p>
              </table:table-cell>
              <table:table-cell office:value-type="float" office:value="0.011882900310312">
                <text:p>0.011882900310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">
                <text:p>1983</text:p>
              </table:table-cell>
              <table:table-cell office:value-type="float" office:value="0.0244252096075829">
                <text:p>0.0244252096075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  <table:table-cell office:value-type="float" office:value="0.0126207338600382">
                <text:p>0.0126207338600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5">
                <text:p>1985</text:p>
              </table:table-cell>
              <table:table-cell office:value-type="float" office:value="0.0160947121489695">
                <text:p>0.0160947121489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6">
                <text:p>1986</text:p>
              </table:table-cell>
              <table:table-cell office:value-type="float" office:value="0.0156903581343209">
                <text:p>0.0156903581343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7">
                <text:p>1987</text:p>
              </table:table-cell>
              <table:table-cell office:value-type="float" office:value="0.0238958134987394">
                <text:p>0.0238958134987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8">
                <text:p>1988</text:p>
              </table:table-cell>
              <table:table-cell office:value-type="float" office:value="0.0255271617518444">
                <text:p>0.0255271617518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9">
                <text:p>1989</text:p>
              </table:table-cell>
              <table:table-cell office:value-type="float" office:value="0.0481425308596296">
                <text:p>0.0481425308596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0">
                <text:p>1990</text:p>
              </table:table-cell>
              <table:table-cell office:value-type="float" office:value="0.0440517522063234">
                <text:p>0.0440517522063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1">
                <text:p>1991</text:p>
              </table:table-cell>
              <table:table-cell office:value-type="float" office:value="0.0282961327940092">
                <text:p>0.0282961327940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2">
                <text:p>1992</text:p>
              </table:table-cell>
              <table:table-cell office:value-type="float" office:value="0.0123665594034119">
                <text:p>0.0123665594034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3">
                <text:p>1993</text:p>
              </table:table-cell>
              <table:table-cell office:value-type="float" office:value="0.0151607363479899">
                <text:p>0.0151607363479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4">
                <text:p>1994</text:p>
              </table:table-cell>
              <table:table-cell office:value-type="float" office:value="-0.00359022593759629">
                <text:p>-0.00359022593759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5">
                <text:p>1995</text:p>
              </table:table-cell>
              <table:table-cell office:value-type="float" office:value="0.0238367347956722">
                <text:p>0.0238367347956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6">
                <text:p>1996</text:p>
              </table:table-cell>
              <table:table-cell office:value-type="float" office:value="0.0230479264356616">
                <text:p>0.0230479264356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7">
                <text:p>1997</text:p>
              </table:table-cell>
              <table:table-cell office:value-type="float" office:value="0.0139706788368919">
                <text:p>0.01397067883689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8">
                <text:p>1998</text:p>
              </table:table-cell>
              <table:table-cell office:value-type="float" office:value="0.0252709700560697">
                <text:p>0.0252709700560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0.0345257617677776">
                <text:p>0.0345257617677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0.0339928557275392">
                <text:p>0.0339928557275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1">
                <text:p>2001</text:p>
              </table:table-cell>
              <table:table-cell office:value-type="float" office:value="0.0414103787699144">
                <text:p>0.0414103787699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2">
                <text:p>2002</text:p>
              </table:table-cell>
              <table:table-cell office:value-type="float" office:value="0.0189942026408079">
                <text:p>0.0189942026408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3">
                <text:p>2003</text:p>
              </table:table-cell>
              <table:table-cell office:value-type="float" office:value="0.0106779588347008">
                <text:p>0.0106779588347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4">
                <text:p>2004</text:p>
              </table:table-cell>
              <table:table-cell office:value-type="float" office:value="0.0096782694104401">
                <text:p>0.00967826941044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5">
                <text:p>2005</text:p>
              </table:table-cell>
              <table:table-cell office:value-type="float" office:value="0.0286823498706906">
                <text:p>0.0286823498706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6">
                <text:p>2006</text:p>
              </table:table-cell>
              <table:table-cell office:value-type="float" office:value="0.0188853682843829">
                <text:p>0.0188853682843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7">
                <text:p>2007</text:p>
              </table:table-cell>
              <table:table-cell office:value-type="float" office:value="0.0271408386405481">
                <text:p>0.0271408386405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8">
                <text:p>2008</text:p>
              </table:table-cell>
              <table:table-cell office:value-type="float" office:value="0.0253047270049171">
                <text:p>0.0253047270049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9">
                <text:p>2009</text:p>
              </table:table-cell>
              <table:table-cell office:value-type="float" office:value="0.00380198339039284">
                <text:p>0.00380198339039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0">
                <text:p>2010</text:p>
              </table:table-cell>
              <table:table-cell office:value-type="float" office:value="-0.0282458226170905">
                <text:p>-0.0282458226170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1">
                <text:p>2011</text:p>
              </table:table-cell>
              <table:table-cell office:value-type="float" office:value="0.0200034799040135">
                <text:p>0.0200034799040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2">
                <text:p>2012</text:p>
              </table:table-cell>
              <table:table-cell office:value-type="float" office:value="0.0243758081873513">
                <text:p>0.02437580818735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3">
                <text:p>2013</text:p>
              </table:table-cell>
              <table:table-cell office:value-type="float" office:value="0.00183835240741132">
                <text:p>0.00183835240741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4">
                <text:p>2014</text:p>
              </table:table-cell>
              <table:table-cell office:value-type="float" office:value="0.00781751957669165">
                <text:p>0.00781751957669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5">
                <text:p>2015</text:p>
              </table:table-cell>
              <table:table-cell office:value-type="float" office:value="0.00997841563821817">
                <text:p>0.00997841563821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6">
                <text:p>2016</text:p>
              </table:table-cell>
              <table:table-cell office:value-type="float" office:value="0.0106674594659808">
                <text:p>0.0106674594659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7">
                <text:p>2017</text:p>
              </table:table-cell>
              <table:table-cell office:value-type="float" office:value="0.00860018212451304">
                <text:p>0.00860018212451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8">
                <text:p>2018</text:p>
              </table:table-cell>
              <table:table-cell office:value-type="float" office:value="0.0208363185549541">
                <text:p>0.0208363185549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9">
                <text:p>2019</text:p>
              </table:table-cell>
              <table:table-cell office:value-type="float" office:value="0.0164588367598078">
                <text:p>0.0164588367598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20">
                <text:p>2020</text:p>
              </table:table-cell>
              <table:table-cell office:value-type="float" office:value="0.0202744263841693">
                <text:p>0.0202744263841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21">
                <text:p>2021</text:p>
              </table:table-cell>
              <table:table-cell office:value-type="float" office:value="-0.0744063910259252">
                <text:p>-0.0744063910259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22">
                <text:p>2022</text:p>
              </table:table-cell>
              <table:table-cell office:value-type="float" office:value="0.0688235568154957">
                <text:p>0.0688235568154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23">
                <text:p>2023</text:p>
              </table:table-cell>
              <table:table-cell office:value-type="float" office:value="0.0257084026817035">
                <text:p>0.0257084026817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00936483510516698">
                <text:p>0.0093648351051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